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6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EVENTH SERMON (16:1-17: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EVENTH SERMON (16:1-17: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hibitions-what Jeremiah is not to do (16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ohibitions-what Jeremiah is not to do (16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rry or have children (16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urn (16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Mingle (16:8-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SEVENTH SERMON (16:1-17: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rohibitions-what Jeremiah is not to do (16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roclamations-what Jeremiah is to do (16:10-18; 17:1-4, 9-11, 19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roclamations-what Jeremiah is to do (16:10-18; 17:1-4, 9-11, 19-27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Explain (16:10-13, 16-18; 17:1-4, 9-11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-title-Title-Slide" presentation:presentation-page-layout-name="Master1-PPL1" draw:id="Slide-261">
        <draw:frame draw:id="id93" presentation:style-name="a497" draw:name="Title 1" svg:x="1.38in" svg:y="0.83in" svg:width="10.3in" svg:height="4.42in" presentation:class="title" presentation:placeholder="false">
          <draw:text-box>
            <text:p text:style-name="a496" text:class-names="" text:cond-style-name=""><text:span text:style-name="a494" text:class-names=""><text:s text:c="1"/>Explain (16:10-13, 16-18; 17:1-4, 9-11)<text:s text:c="1"/></text:span><text:span text:style-name="a495" text:class-names=""/></text:p>
          </draw:text-box>
          <svg:title/>
          <svg:desc/>
        </draw:frame>
        <draw:frame draw:id="id94" presentation:style-name="a502" draw:name="Subtitle 2" svg:x="1.38in" svg:y="5.25in" svg:width="10.3in" svg:height="1.85in" presentation:class="subtitle" presentation:placeholder="false">
          <draw:text-box>
            <text:p text:style-name="a499" text:class-names="" text:cond-style-name=""><text:span text:style-name="a498" text:class-names=""><text:s text:c="1"/>The reason for God's coming judgment (16:10-13, 18; 17:1-4, 9-11): The people have sinned.<text:s text:c="1"/></text:span></text:p>
            <text:p text:style-name="a501" text:class-names="" text:cond-style-name=""><text:span text:style-name="a500" text:class-names=""/></text:p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reason for God's coming judgment (16:10-13, 18; 17:1-4, 9-11): The people have sinned.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description of their sin (16:10-13, 1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depths of their sin (17:1-4, 9-1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Explain (16:10-13, 16-18; 17:1-4, 9-11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reason for God's coming judgment (16:10-13, 18; 17:1-4, 9-11): The people have sinne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ertainty of God's coming judgment (16:16-1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proclamations-what Jeremiah is to do (16:10-18; 17:1-4, 9-11, 19-27)<text:s text:c="1"/></text:span><text:span text:style-name="a535" text:class-names=""/></text:p>
          </draw:text-box>
          <svg:title/>
          <svg:desc/>
        </draw:frame>
        <draw:frame draw:id="id100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Explain (16:10-13, 16-18; 17:1-4, 9-11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Encourage (16:14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Exhort (17:19-2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SEVENTH SERMON (16:1-17:27)<text:s text:c="1"/></text:span><text:span text:style-name="a553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 prohibitions-what Jeremiah is not to do (16:1-9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proclamations-what Jeremiah is to do (16:10-18; 17:1-4, 9-11, 19-27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air of personalities (17:5-8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air of personalities (17:5-8)<text:s text:c="1"/></text:span><text:span text:style-name="a571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godless and fruitless man (17:5-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godly and fruitful man (17:7-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SEVENTH SERMON (16:1-17:27)<text:s text:c="1"/></text:span><text:span text:style-name="a586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prohibitions-what Jeremiah is not to do (16:1-9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proclamations-what Jeremiah is to do (16:10-18; 17:1-4, 9-11, 19-2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air of personalities (17:5-8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yers (16:19-21; 17:12-1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yers (16:19-21; 17:12-18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(16:19-2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(17:12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SEVENTH SERMON (16:1-17:27)<text:s text:c="1"/></text:span><text:span text:style-name="a622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rohibitions-what Jeremiah is not to do (16:1-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clamations-what Jeremiah is to do (16:10-18; 17:1-4, 9-11, 19-27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pair of personalities (17:5-8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prayers (16:19-21; 17:12-1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 16-20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SEVENTH SERMON (16:1-17:27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EIGHTH SERMON (18:1-20:1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-title-Title-Slide" presentation:presentation-page-layout-name="Master1-PPL1" draw:id="Slide-271">
        <draw:frame draw:id="id113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EIGHTH SERMON (18:1-20:18)<text:s text:c="1"/></text:span><text:span text:style-name="a658" text:class-names=""/></text:p>
          </draw:text-box>
          <svg:title/>
          <svg:desc/>
        </draw:frame>
        <draw:frame draw:id="id114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prophet and the potter (18:1-19:15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<text:s text:c="1"/>The prophet and the potter (18:1-19:15)<text:s text:c="1"/></text:span><text:span text:style-name="a668" text:class-names=""/></text:p>
          </draw:text-box>
          <svg:title/>
          <svg:desc/>
        </draw:frame>
        <draw:frame draw:id="id116" presentation:style-name="a675" draw:name="Subtitle 2" svg:x="1.38in" svg:y="5.25in" svg:width="10.3in" svg:height="1.85in" presentation:class="subtitle" presentation:placeholder="false">
          <draw:text-box>
            <text:p text:style-name="a672" text:class-names="" text:cond-style-name=""><text:span text:style-name="a671" text:class-names=""><text:s text:c="1"/>Jeremiah's first visit to the potter's house (18:1-23)<text:s text:c="1"/></text:span></text:p>
            <text:p text:style-name="a674" text:class-names="" text:cond-style-name=""><text:span text:style-name="a673" text:class-names=""/></text:p>
          </draw:text-box>
          <svg:title/>
          <svg:desc/>
        </draw:frame>
      </draw:page>
      <draw:page draw:name="Slide18" draw:style-name="a676" draw:master-page-name="Master1-Layout1-title-Title-Slide" presentation:presentation-page-layout-name="Master1-PPL1" draw:id="Slide-273">
        <draw:frame draw:id="id117" presentation:style-name="a680" draw:name="Title 1" svg:x="1.38in" svg:y="0.83in" svg:width="10.3in" svg:height="4.42in" presentation:class="title" presentation:placeholder="false">
          <draw:text-box>
            <text:p text:style-name="a679" text:class-names="" text:cond-style-name=""><text:span text:style-name="a677" text:class-names=""><text:s text:c="1"/>Jeremiah's first visit to the potter's house (18:1-23)<text:s text:c="1"/></text:span><text:span text:style-name="a678" text:class-names=""/></text:p>
          </draw:text-box>
          <svg:title/>
          <svg:desc/>
        </draw:frame>
        <draw:frame draw:id="id118" presentation:style-name="a685" draw:name="Subtitle 2" svg:x="1.38in" svg:y="5.25in" svg:width="10.3in" svg:height="1.85in" presentation:class="subtitle" presentation:placeholder="false">
          <draw:text-box>
            <text:p text:style-name="a682" text:class-names="" text:cond-style-name=""><text:span text:style-name="a681" text:class-names=""><text:s text:c="1"/>The parable (18:1-17)<text:s text:c="1"/></text:span></text:p>
            <text:p text:style-name="a684" text:class-names="" text:cond-style-name=""><text:span text:style-name="a683" text:class-names=""/></text:p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parable (18:1-17)<text:s text:c="1"/>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What he sees (18:1-4):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What he hears (18:5-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What he says (18:11-1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remiah's first visit to the potter's house (18:1-23)<text:s text:c="1"/></text:span><text:span text:style-name="a706" text:class-names=""/></text:p>
          </draw:text-box>
          <svg:title/>
          <svg:desc/>
        </draw:frame>
        <draw:frame draw:id="id122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parable (18:1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plot (18:18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prayers (18:19-2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1" draw:style-name="a722" draw:master-page-name="Master1-Layout12-tx-Title-and-Text" presentation:presentation-page-layout-name="Master1-PPL12" draw:id="Slide-276">
        <draw:frame draw:id="id123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The prophet and the potter (18:1-19:15)<text:s text:c="1"/></text:span><text:span text:style-name="a724" text:class-names=""/></text:p>
          </draw:text-box>
          <svg:title/>
          <svg:desc/>
        </draw:frame>
        <draw:frame draw:id="id124" presentation:style-name="a736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Jeremiah's first visit to the potter's house (18:1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Jeremiah's second visit to the potter's house (19:1-1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2" draw:style-name="a737" draw:master-page-name="Master1-Layout12-tx-Title-and-Text" presentation:presentation-page-layout-name="Master1-PPL12" draw:id="Slide-277">
        <draw:frame draw:id="id125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Jeremiah's second visit to the potter's house (19:1-15)<text:s text:c="1"/></text:span><text:span text:style-name="a739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jar (19:1-2): "The LORD said to me, 'Go and buy a clay jar.'^11^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judgment (19:3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3" draw:style-name="a752" draw:master-page-name="Master1-Layout12-tx-Title-and-Text" presentation:presentation-page-layout-name="Master1-PPL12" draw:id="Slide-278">
        <draw:frame draw:id="id127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judgment (19:3-15)<text:s text:c="1"/></text:span><text:span text:style-name="a754" text:class-names=""/></text:p>
          </draw:text-box>
          <svg:title/>
          <svg:desc/>
        </draw:frame>
        <draw:frame draw:id="id128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It is severe (19:3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t is symbolic (19:10-15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4" draw:style-name="a767" draw:master-page-name="Master1-Layout12-tx-Title-and-Text" presentation:presentation-page-layout-name="Master1-PPL12" draw:id="Slide-279">
        <draw:frame draw:id="id129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eremiah's second visit to the potter's house (19:1-15)<text:s text:c="1"/></text:span><text:span text:style-name="a769" text:class-names=""/></text:p>
          </draw:text-box>
          <svg:title/>
          <svg:desc/>
        </draw:frame>
        <draw:frame draw:id="id130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jar (19:1-2): "The LORD said to me, 'Go and buy a clay jar.'^11^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judgment (19:3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5" draw:style-name="a782" draw:master-page-name="Master1-Layout12-tx-Title-and-Text" presentation:presentation-page-layout-name="Master1-PPL12" draw:id="Slide-280">
        <draw:frame draw:id="id131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prophet and the potter (18:1-19:15)<text:s text:c="1"/></text:span><text:span text:style-name="a784" text:class-names=""/></text:p>
          </draw:text-box>
          <svg:title/>
          <svg:desc/>
        </draw:frame>
        <draw:frame draw:id="id132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Jeremiah's first visit to the potter's house (18:1-23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Jeremiah's second visit to the potter's house (19:1-1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6" draw:style-name="a797" draw:master-page-name="Master1-Layout12-tx-Title-and-Text" presentation:presentation-page-layout-name="Master1-PPL12" draw:id="Slide-281">
        <draw:frame draw:id="id133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EIGHTH SERMON (18:1-20:18)<text:s text:c="1"/></text:span><text:span text:style-name="a799" text:class-names=""/></text:p>
          </draw:text-box>
          <svg:title/>
          <svg:desc/>
        </draw:frame>
        <draw:frame draw:id="id134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 prophet and the potter (18:1-19:15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prophet and the priest (20:1-18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7" draw:style-name="a812" draw:master-page-name="Master1-Layout1-title-Title-Slide" presentation:presentation-page-layout-name="Master1-PPL1" draw:id="Slide-282">
        <draw:frame draw:id="id135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<text:s text:c="1"/>The prophet and the priest (20:1-18)<text:s text:c="1"/></text:span><text:span text:style-name="a814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false">
          <draw:text-box>
            <text:p text:style-name="a818" text:class-names="" text:cond-style-name=""><text:span text:style-name="a817" text:class-names=""><text:s text:c="1"/>The confrontation (20:1-6)<text:s text:c="1"/></text:span></text:p>
            <text:p text:style-name="a820" text:class-names="" text:cond-style-name=""><text:span text:style-name="a819" text:class-names=""/></text:p>
          </draw:text-box>
          <svg:title/>
          <svg:desc/>
        </draw:frame>
      </draw:page>
      <draw:page draw:name="Slide28" draw:style-name="a822" draw:master-page-name="Master1-Layout12-tx-Title-and-Text" presentation:presentation-page-layout-name="Master1-PPL12" draw:id="Slide-283">
        <draw:frame draw:id="id137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<text:s text:c="1"/>The confrontation (20:1-6)<text:s text:c="1"/></text:span><text:span text:style-name="a824" text:class-names=""/></text:p>
          </draw:text-box>
          <svg:title/>
          <svg:desc/>
        </draw:frame>
        <draw:frame draw:id="id138" presentation:style-name="a836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Jeremiah's imprisonment (20:1-2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Jeremiah's indictment (20:3-6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9" draw:style-name="a837" draw:master-page-name="Master1-Layout12-tx-Title-and-Text" presentation:presentation-page-layout-name="Master1-PPL12" draw:id="Slide-284">
        <draw:frame draw:id="id139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Jeremiah's indictment (20:3-6):<text:s text:c="1"/></text:span><text:span text:style-name="a839" text:class-names=""/></text:p>
          </draw:text-box>
          <svg:title/>
          <svg:desc/>
        </draw:frame>
        <draw:frame draw:id="id140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All his friends are killed or taken to Babylon (20:3-5)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He and his family are carried into captivity, never to return (20:6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30" draw:style-name="a852" draw:master-page-name="Master1-Layout12-tx-Title-and-Text" presentation:presentation-page-layout-name="Master1-PPL12" draw:id="Slide-285">
        <draw:frame draw:id="id141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<text:s text:c="1"/>The confrontation (20:1-6)<text:s text:c="1"/></text:span><text:span text:style-name="a854" text:class-names=""/></text:p>
          </draw:text-box>
          <svg:title/>
          <svg:desc/>
        </draw:frame>
        <draw:frame draw:id="id142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Jeremiah's imprisonment (20:1-2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Jeremiah's indictment (20:3-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31" draw:style-name="a867" draw:master-page-name="Master1-Layout12-tx-Title-and-Text" presentation:presentation-page-layout-name="Master1-PPL12" draw:id="Slide-286">
        <draw:frame draw:id="id143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The prophet and the priest (20:1-18)<text:s text:c="1"/></text:span><text:span text:style-name="a869" text:class-names=""/></text:p>
          </draw:text-box>
          <svg:title/>
          <svg:desc/>
        </draw:frame>
        <draw:frame draw:id="id144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The confrontation (20:1-6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laints (20:7-8, 10, 14-18)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32" draw:style-name="a882" draw:master-page-name="Master1-Layout12-tx-Title-and-Text" presentation:presentation-page-layout-name="Master1-PPL12" draw:id="Slide-287">
        <draw:frame draw:id="id145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complaints (20:7-8, 10, 14-18).<text:s text:c="1"/></text:span><text:span text:style-name="a884" text:class-names=""/></text:p>
          </draw:text-box>
          <svg:title/>
          <svg:desc/>
        </draw:frame>
        <draw:frame draw:id="id146" presentation:style-name="a902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You have deceived me (20:7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"These messages from the LORD have made me a household joke" (20:8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"Even my old friends are watching me, waiting for a fatal slip" (20:10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"I curse the day I was born!" (20:14-18).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3" draw:style-name="a903" draw:master-page-name="Master1-Layout12-tx-Title-and-Text" presentation:presentation-page-layout-name="Master1-PPL12" draw:id="Slide-288">
        <draw:frame draw:id="id147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The prophet and the priest (20:1-18)<text:s text:c="1"/></text:span><text:span text:style-name="a905" text:class-names=""/></text:p>
          </draw:text-box>
          <svg:title/>
          <svg:desc/>
        </draw:frame>
        <draw:frame draw:id="id148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The confrontation (20:1-6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The complaints (20:7-8, 10, 14-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constraint (20:9):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consolation (20:11-13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34" draw:style-name="a924" draw:master-page-name="Master1-Layout12-tx-Title-and-Text" presentation:presentation-page-layout-name="Master1-PPL12" draw:id="Slide-289">
        <draw:frame draw:id="id149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EIGHTH SERMON (18:1-20:18)<text:s text:c="1"/></text:span><text:span text:style-name="a926" text:class-names=""/></text:p>
          </draw:text-box>
          <svg:title/>
          <svg:desc/>
        </draw:frame>
        <draw:frame draw:id="id150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The prophet and the potter (18:1-19:15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prophet and the priest (20:1-18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5" draw:style-name="a939" draw:master-page-name="Master1-Layout12-tx-Title-and-Text" presentation:presentation-page-layout-name="Master1-PPL12" draw:id="Slide-290">
        <draw:frame draw:id="id151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JEREMIAH 16-20<text:s text:c="1"/></text:span><text:span text:style-name="a941" text:class-names=""/></text:p>
          </draw:text-box>
          <svg:title/>
          <svg:desc/>
        </draw:frame>
        <draw:frame draw:id="id152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SEVENTH SERMON (16:1-17:27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IGHTH SERMON (18:1-20:18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6-20 </dc:title>
    <meta:initial-creator>David STRICKLAND</meta:initial-creator>
    <dc:creator>David STRICKLAND</dc:creator>
    <meta:creation-date>2020-02-22T17:33:02Z</meta:creation-date>
    <dc:date>2020-02-22T17:33:03Z</dc:date>
    <meta:template xlink:href="BibleStudy" xlink:type="simple"/>
    <meta:editing-cycles>1</meta:editing-cycles>
    <meta:editing-duration>PT0S</meta:editing-duration>
    <meta:document-statistic meta:paragraph-count="110" meta:word-count="997"/>
  </office:meta>
</office:document-meta>
</file>